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9015CDA7508305B5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328in" draw:z-index="0"><draw:image xlink:href="Pictures/10000201000002800000019015CDA7508305B5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21:29:56.333068599</meta:creation-date>
    <dc:date>2017-01-11T21:35:05.169930146</dc:date>
    <meta:editing-duration>PT5M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.0$Linux_X86_64 LibreOffice_project/10m0$Build-2</meta:generator>
  </office:meta>
</office:document-meta>
</file>